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Scale: 1(minimal time &amp; effort) – 5(high difficulty &amp; time commitment)</text:p>
      <text:p text:style-name="Standard">Week 1: 6pts</text:p>
      <text:p text:style-name="Standard">Week 2: 9pts</text:p>
      <text:p text:style-name="Standard">Week 3: 4pts</text:p>
      <text:p text:style-name="Standard">Week 4: 15pts</text:p>
      <text:p text:style-name="Standard">Week 5: 14pts</text:p>
      <text:p text:style-name="Standard">Week 6: 2pts</text:p>
      <text:p text:style-name="Standard">Week 7: 10pts</text:p>
      <text:p text:style-name="Standard">Week 8: 8pts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soft-page-break/><text:tab/><text:tab/>-would for easy, convenient sharing, to get perspective on memories from other person, <text:tab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8-08T15:04:36.47</dc:date>
    <meta:editing-duration>PT10H18M34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2" meta:paragraph-count="70" meta:word-count="347" meta:character-count="2363"/>
  </office:meta>
</office:document-meta>
</file>